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6.18</text:p>
      <text:p text:style-name="Standard">the fluid jumbotron container isn't going to the edges-- i understood that by using the code for fluid, it would fill the whole horizontal area</text:p>
      <text:p text:style-name="Standard"/>
      <text:p text:style-name="Standard">5.7.18</text:p>
      <text:p text:style-name="Standard">the fluid picture under the jumbotron isn't centered after i put the width to 80%, i've tried margin, align-center, </text:p>
      <text:p text:style-name="Standard">2 card blocks 3 on top 3 on bottom</text:p>
      <text:p text:style-name="Standard">justify-content: center</text:p>
      <text:p text:style-name="Standard">contact: just an email now, later will be a contact form which will route to my email</text:p>
      <text:p text:style-name="Standard">justify-content-center doesn't work anywhere</text:p>
      <text:p text:style-name="Standard">cursor: pointer doesn't work from css on a bootstrap button group</text:p>
      <text:p text:style-name="Standard"/>
      <text:p text:style-name="Standard">adding space in between things isn't working with margin either inside the class attribute list or in css, it's being overridden by something</text:p>
      <text:p text:style-name="Standard">blank paragraph tags don't work either</text:p>
      <text:p text:style-name="Standard">when i added container_pic2 and had margin-top: in the css file nothing happened, but then when i added mt-80 in the class attribute list it moved down a little.. neither one did anything on its own and even both together didn't do what i wanted, which was a fairly large space between elemen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8M18S</meta:editing-duration>
    <meta:editing-cycles>7</meta:editing-cycles>
    <meta:generator>OpenOffice/4.1.5$Win32 OpenOffice.org_project/415m1$Build-9789</meta:generator>
    <dc:date>2018-05-07T13:35:46.45</dc:date>
    <dc:creator>Justin Moore</dc:creator>
    <meta:document-statistic meta:table-count="0" meta:image-count="0" meta:object-count="0" meta:page-count="1" meta:paragraph-count="12" meta:word-count="171" meta:character-count="995"/>
    <meta:user-defined meta:name="Info 1"/>
    <meta:user-defined meta:name="Info 2"/>
    <meta:user-defined meta:name="Info 3"/>
    <meta:user-defined meta:name="Info 4"/>
  </office:meta>
</office:document-meta>
</file>